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{</text:p>
      <text:p text:style-name="Preformatted_20_Text"><text:s text:c="4"/>"liam.walker": [</text:p>
      <text:p text:style-name="Preformatted_20_Text"><text:s text:c="8"/>"frank.alven",</text:p>
      <text:p text:style-name="Preformatted_20_Text"><text:s text:c="8"/>"fred.allen",</text:p>
      <text:p text:style-name="Preformatted_20_Text"><text:s text:c="8"/>"dave.arnold",</text:p>
      <text:p text:style-name="Preformatted_20_Text"><text:s text:c="8"/>"imran.hussain"</text:p>
      <text:p text:style-name="Preformatted_20_Text"><text:s text:c="4"/>],</text:p>
      <text:p text:style-name="Preformatted_20_Text"><text:s text:c="4"/>"wayne.reid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emmet.zachary",</text:p>
      <text:p text:style-name="Preformatted_20_Text"><text:s text:c="8"/>"imran.hussain"</text:p>
      <text:p text:style-name="Preformatted_20_Text"><text:s text:c="4"/>],</text:p>
      <text:p text:style-name="Preformatted_20_Text"><text:s text:c="4"/>"leo.hudson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emmet.zachary",</text:p>
      <text:p text:style-name="Preformatted_20_Text"><text:s text:c="8"/>"imran.hussain"</text:p>
      <text:p text:style-name="Preformatted_20_Text"><text:s text:c="4"/>],</text:p>
      <text:p text:style-name="Preformatted_20_Text"><text:s text:c="4"/>"damien.sanders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emmet.zachary",</text:p>
      <text:p text:style-name="Preformatted_20_Text"><text:s text:c="8"/>"imran.hussain"</text:p>
      <text:p text:style-name="Preformatted_20_Text"><text:s text:c="4"/>],</text:p>
      <text:p text:style-name="Preformatted_20_Text"><text:s text:c="4"/>"david.webb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emmet.zachary",</text:p>
      <text:p text:style-name="Preformatted_20_Text"><text:s text:c="8"/>"imran.hussain"</text:p>
      <text:p text:style-name="Preformatted_20_Text"><text:s text:c="4"/>],</text:p>
      <text:p text:style-name="Preformatted_20_Text"><text:s text:c="4"/>"drew.morris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emmet.zachary",</text:p>
      <text:p text:style-name="Preformatted_20_Text"><text:s text:c="8"/>"imran.hussain"</text:p>
      <text:p text:style-name="Preformatted_20_Text"><text:s text:c="4"/>],</text:p>
      <text:p text:style-name="Preformatted_20_Text"><text:s text:c="4"/>"daniel.watson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emmet.zachary",</text:p>
      <text:p text:style-name="Preformatted_20_Text"><text:s text:c="8"/>"imran.hussain"</text:p>
      <text:p text:style-name="Preformatted_20_Text"><text:s text:c="4"/>],</text:p>
      <text:p text:style-name="Preformatted_20_Text"><text:s text:c="4"/>"paul.baker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emmet.zachary",</text:p>
      <text:p text:style-name="Preformatted_20_Text"><text:s text:c="8"/>"imran.hussain"</text:p>
      <text:p text:style-name="Preformatted_20_Text"><text:s text:c="4"/>],</text:p>
      <text:p text:style-name="Preformatted_20_Text"><text:s text:c="4"/>"ted.mills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emmet.zachary",</text:p>
      <text:p text:style-name="Preformatted_20_Text"><text:s text:c="8"/>"imran.hussain"</text:p>
      <text:p text:style-name="Preformatted_20_Text"><text:s text:c="4"/>],</text:p>
      <text:p text:style-name="Preformatted_20_Text"><text:s text:c="4"/>"kyle.bates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emmet.zachary",</text:p>
      <text:p text:style-name="Preformatted_20_Text"><text:soft-page-break/><text:s text:c="8"/>"imran.hussain"</text:p>
      <text:p text:style-name="Preformatted_20_Text"><text:s text:c="4"/>],</text:p>
      <text:p text:style-name="Preformatted_20_Text"><text:s text:c="4"/>"gary.gatland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imran.hussain"</text:p>
      <text:p text:style-name="Preformatted_20_Text"><text:s text:c="4"/>],</text:p>
      <text:p text:style-name="Preformatted_20_Text"><text:s text:c="4"/>"bill.vance": [</text:p>
      <text:p text:style-name="Preformatted_20_Text"><text:s text:c="8"/>"frank.alven",</text:p>
      <text:p text:style-name="Preformatted_20_Text"><text:s text:c="8"/>"imran.hussain"</text:p>
      <text:p text:style-name="Preformatted_20_Text"><text:s text:c="4"/>],</text:p>
      <text:p text:style-name="Preformatted_20_Text"><text:s text:c="4"/>"alex.walker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imran.hussain"</text:p>
      <text:p text:style-name="Preformatted_20_Text"><text:s text:c="4"/>],</text:p>
      <text:p text:style-name="Preformatted_20_Text"><text:s text:c="4"/>"henry.adams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henry.adams",</text:p>
      <text:p text:style-name="Preformatted_20_Text"><text:s text:c="8"/>"imran.hussain"</text:p>
      <text:p text:style-name="Preformatted_20_Text"><text:s text:c="4"/>],</text:p>
      <text:p text:style-name="Preformatted_20_Text"><text:s text:c="4"/>"fred.allen": [</text:p>
      <text:p text:style-name="Preformatted_20_Text"><text:s text:c="8"/>"frank.alven",</text:p>
      <text:p text:style-name="Preformatted_20_Text"><text:s text:c="8"/>"fred.allen",</text:p>
      <text:p text:style-name="Preformatted_20_Text"><text:s text:c="8"/>"gary.gatland",</text:p>
      <text:p text:style-name="Preformatted_20_Text"><text:s text:c="8"/>"imran.hussain"</text:p>
      <text:p text:style-name="Preformatted_20_Text"><text:s text:c="4"/>],</text:p>
      <text:p text:style-name="Preformatted_20_Text"><text:s text:c="4"/>"max.gayle": [</text:p>
      <text:p text:style-name="Preformatted_20_Text"><text:s text:c="8"/>"frank.alven",</text:p>
      <text:p text:style-name="Preformatted_20_Text"><text:s text:c="8"/>"max.gayle",</text:p>
      <text:p text:style-name="Preformatted_20_Text"><text:s text:c="8"/>"imran.hussain"</text:p>
      <text:p text:style-name="Preformatted_20_Text"><text:s text:c="4"/>],</text:p>
      <text:p text:style-name="Preformatted_20_Text"><text:s text:c="4"/>"gavin.jones": [</text:p>
      <text:p text:style-name="Preformatted_20_Text"><text:s text:c="8"/>"frank.alven",</text:p>
      <text:p text:style-name="Preformatted_20_Text"><text:s text:c="8"/>"fred.allen",</text:p>
      <text:p text:style-name="Preformatted_20_Text"><text:s text:c="8"/>"gary.gatland",</text:p>
      <text:p text:style-name="Preformatted_20_Text"><text:s text:c="8"/>"imran.hussain"</text:p>
      <text:p text:style-name="Preformatted_20_Text"><text:s text:c="4"/>],</text:p>
      <text:p text:style-name="Preformatted_20_Text"><text:s text:c="4"/>"dave.arnold": [</text:p>
      <text:p text:style-name="Preformatted_20_Text"><text:s text:c="8"/>"frank.alven",</text:p>
      <text:p text:style-name="Preformatted_20_Text"><text:s text:c="8"/>"fred.allen",</text:p>
      <text:p text:style-name="Preformatted_20_Text"><text:s text:c="8"/>"gary.gatland",</text:p>
      <text:p text:style-name="Preformatted_20_Text"><text:s text:c="8"/>"dave.arnold",</text:p>
      <text:p text:style-name="Preformatted_20_Text"><text:s text:c="8"/>"imran.hussain"</text:p>
      <text:p text:style-name="Preformatted_20_Text"><text:s text:c="4"/>],</text:p>
      <text:p text:style-name="Preformatted_20_Text"><text:s text:c="4"/>"jerry.green": [</text:p>
      <text:p text:style-name="Preformatted_20_Text"><text:s text:c="8"/>"frank.alven",</text:p>
      <text:p text:style-name="Preformatted_20_Text"><text:s text:c="8"/>"fred.allen",</text:p>
      <text:p text:style-name="Preformatted_20_Text"><text:s text:c="8"/>"imran.hussain"</text:p>
      <text:p text:style-name="Preformatted_20_Text"><text:s text:c="4"/>],</text:p>
      <text:p text:style-name="Preformatted_20_Text"><text:s text:c="4"/>"dennis.wood": [</text:p>
      <text:p text:style-name="Preformatted_20_Text"><text:s text:c="8"/>"frank.alven",</text:p>
      <text:p text:style-name="Preformatted_20_Text"><text:s text:c="8"/>"fred.allen",</text:p>
      <text:p text:style-name="Preformatted_20_Text"><text:s text:c="8"/>"gary.gatland",</text:p>
      <text:p text:style-name="Preformatted_20_Text"><text:s text:c="8"/>"imran.hussain"</text:p>
      <text:p text:style-name="Preformatted_20_Text"><text:s text:c="4"/>],</text:p>
      <text:p text:style-name="Preformatted_20_Text"><text:s text:c="4"/>"emmet.zachary": [</text:p>
      <text:p text:style-name="Preformatted_20_Text"><text:s text:c="8"/>"frank.alven",</text:p>
      <text:p text:style-name="Preformatted_20_Text"><text:soft-page-break/><text:s text:c="8"/>"gary.gatland",</text:p>
      <text:p text:style-name="Preformatted_20_Text"><text:s text:c="8"/>"emmet.zachary",</text:p>
      <text:p text:style-name="Preformatted_20_Text"><text:s text:c="8"/>"imran.hussain"</text:p>
      <text:p text:style-name="Preformatted_20_Text"><text:s text:c="4"/>],</text:p>
      <text:p text:style-name="Preformatted_20_Text"><text:s text:c="4"/>"mark.davis": [</text:p>
      <text:p text:style-name="Preformatted_20_Text"><text:s text:c="8"/>"frank.alven",</text:p>
      <text:p text:style-name="Preformatted_20_Text"><text:s text:c="8"/>"henry.adams",</text:p>
      <text:p text:style-name="Preformatted_20_Text"><text:s text:c="8"/>"imran.hussain"</text:p>
      <text:p text:style-name="Preformatted_20_Text"><text:s text:c="4"/>],</text:p>
      <text:p text:style-name="Preformatted_20_Text"><text:s text:c="4"/>"arthur.cook": [</text:p>
      <text:p text:style-name="Preformatted_20_Text"><text:s text:c="8"/>"frank.alven",</text:p>
      <text:p text:style-name="Preformatted_20_Text"><text:s text:c="8"/>"gary.gatland",</text:p>
      <text:p text:style-name="Preformatted_20_Text"><text:s text:c="8"/>"max.gayle",</text:p>
      <text:p text:style-name="Preformatted_20_Text"><text:s text:c="8"/>"imran.hussain"</text:p>
      <text:p text:style-name="Preformatted_20_Text"><text:s text:c="4"/>],</text:p>
      <text:p text:style-name="Preformatted_20_Text"><text:s text:c="4"/>"jake.hill": [</text:p>
      <text:p text:style-name="Preformatted_20_Text"><text:s text:c="8"/>"gary.gatland"</text:p>
      <text:p text:style-name="Preformatted_20_Text"><text:s text:c="4"/>],</text:p>
      <text:p text:style-name="Preformatted_20_Text"><text:s text:c="4"/>"edward.fisher": [</text:p>
      <text:p text:style-name="Preformatted_20_Text"><text:s text:c="8"/>"edward.fisher",</text:p>
      <text:p text:style-name="Preformatted_20_Text"><text:s text:c="8"/>"nick.persky"</text:p>
      <text:p text:style-name="Preformatted_20_Text"><text:s text:c="4"/>],</text:p>
      <text:p text:style-name="Preformatted_20_Text"><text:s text:c="4"/>"andy.turner": [</text:p>
      <text:p text:style-name="Preformatted_20_Text"><text:s text:c="8"/>"edward.fisher",</text:p>
      <text:p text:style-name="Preformatted_20_Text"><text:s text:c="8"/>"nick.persky",</text:p>
      <text:p text:style-name="Preformatted_20_Text"><text:s text:c="8"/>"imran.hussain"</text:p>
      <text:p text:style-name="Preformatted_20_Text"><text:s text:c="4"/>],</text:p>
      <text:p text:style-name="Preformatted_20_Text"><text:s text:c="4"/>"lee.baker": [</text:p>
      <text:p text:style-name="Preformatted_20_Text"><text:s text:c="8"/>"edward.fisher",</text:p>
      <text:p text:style-name="Preformatted_20_Text"><text:s text:c="8"/>"nick.persky",</text:p>
      <text:p text:style-name="Preformatted_20_Text"><text:s text:c="8"/>"imran.hussain"</text:p>
      <text:p text:style-name="Preformatted_20_Text"><text:s text:c="4"/>],</text:p>
      <text:p text:style-name="Preformatted_20_Text"><text:s text:c="4"/>"niven.cyril": [</text:p>
      <text:p text:style-name="Preformatted_20_Text"><text:s text:c="8"/>"edward.fisher",</text:p>
      <text:p text:style-name="Preformatted_20_Text"><text:s text:c="8"/>"nick.persky",</text:p>
      <text:p text:style-name="Preformatted_20_Text"><text:s text:c="8"/>"imran.hussain"</text:p>
      <text:p text:style-name="Preformatted_20_Text"><text:s text:c="4"/>],</text:p>
      <text:p text:style-name="Preformatted_20_Text"><text:s text:c="4"/>"adam.cook": [</text:p>
      <text:p text:style-name="Preformatted_20_Text"><text:s text:c="8"/>"edward.fisher",</text:p>
      <text:p text:style-name="Preformatted_20_Text"><text:s text:c="8"/>"nick.persky",</text:p>
      <text:p text:style-name="Preformatted_20_Text"><text:s text:c="8"/>"imran.hussain"</text:p>
      <text:p text:style-name="Preformatted_20_Text"><text:s text:c="4"/>],</text:p>
      <text:p text:style-name="Preformatted_20_Text"><text:s text:c="4"/>"steve.andrews": [</text:p>
      <text:p text:style-name="Preformatted_20_Text"><text:s text:c="8"/>"edward.fisher",</text:p>
      <text:p text:style-name="Preformatted_20_Text"><text:s text:c="8"/>"nick.persky",</text:p>
      <text:p text:style-name="Preformatted_20_Text"><text:s text:c="8"/>"imran.hussain"</text:p>
      <text:p text:style-name="Preformatted_20_Text"><text:s text:c="4"/>],</text:p>
      <text:p text:style-name="Preformatted_20_Text"><text:s text:c="4"/>"brad.collins": [</text:p>
      <text:p text:style-name="Preformatted_20_Text"><text:s text:c="8"/>"brad.collins"</text:p>
      <text:p text:style-name="Preformatted_20_Text"><text:s text:c="4"/>],</text:p>
      <text:p text:style-name="Preformatted_20_Text"><text:s text:c="4"/>"peter.moore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josh.greene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colin.nelson": [</text:p>
      <text:p text:style-name="Preformatted_20_Text"><text:soft-page-break/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michael.baker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neil.banks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harry.sanders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ryan.keller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samuel.gill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shane.newman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claire.mills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brian.shaw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zoe.morris": [</text:p>
      <text:p text:style-name="Preformatted_20_Text"><text:s text:c="8"/>"brad.collins",</text:p>
      <text:p text:style-name="Preformatted_20_Text"><text:s text:c="8"/>"peter.moore"</text:p>
      <text:p text:style-name="Preformatted_20_Text"><text:s text:c="4"/>],</text:p>
      <text:p text:style-name="Preformatted_20_Text"><text:s text:c="4"/>"craig.stewart": [</text:p>
      <text:p text:style-name="Preformatted_20_Text"><text:s text:c="8"/>"craig.stewart",</text:p>
      <text:p text:style-name="Preformatted_20_Text"><text:s text:c="8"/>"craig.stewart",</text:p>
      <text:p text:style-name="Preformatted_20_Text"><text:s text:c="8"/>"sean.bailey"</text:p>
      <text:p text:style-name="Preformatted_20_Text"><text:s text:c="4"/>],</text:p>
      <text:p text:style-name="Preformatted_20_Text"><text:s text:c="4"/>"sean.bailey": [</text:p>
      <text:p text:style-name="Preformatted_20_Text"><text:s text:c="8"/>"craig.stewart",</text:p>
      <text:p text:style-name="Preformatted_20_Text"><text:s text:c="8"/>"sean.bailey"</text:p>
      <text:p text:style-name="Preformatted_20_Text"><text:s text:c="4"/>],</text:p>
      <text:p text:style-name="Preformatted_20_Text"><text:s text:c="4"/>"finn.adams": [</text:p>
      <text:p text:style-name="Preformatted_20_Text"><text:s text:c="8"/>"craig.stewart",</text:p>
      <text:p text:style-name="Preformatted_20_Text"><text:s text:c="8"/>"sean.bailey",</text:p>
      <text:p text:style-name="Preformatted_20_Text"><text:s text:c="8"/>"jack.ward"</text:p>
      <text:p text:style-name="Preformatted_20_Text"><text:s text:c="4"/>],</text:p>
      <text:p text:style-name="Preformatted_20_Text"><text:s text:c="4"/>"dan.mason": [</text:p>
      <text:p text:style-name="Preformatted_20_Text"><text:s text:c="8"/>"craig.stewart",</text:p>
      <text:p text:style-name="Preformatted_20_Text"><text:s text:c="8"/>"sean.bailey",</text:p>
      <text:p text:style-name="Preformatted_20_Text"><text:s text:c="8"/>"jack.ward"</text:p>
      <text:p text:style-name="Preformatted_20_Text"><text:s text:c="4"/>],</text:p>
      <text:p text:style-name="Preformatted_20_Text"><text:s text:c="4"/>"william.young": [</text:p>
      <text:p text:style-name="Preformatted_20_Text"><text:soft-page-break/><text:s text:c="8"/>"craig.stewart",</text:p>
      <text:p text:style-name="Preformatted_20_Text"><text:s text:c="8"/>"sean.bailey",</text:p>
      <text:p text:style-name="Preformatted_20_Text"><text:s text:c="8"/>"jack.ward"</text:p>
      <text:p text:style-name="Preformatted_20_Text"><text:s text:c="4"/>],</text:p>
      <text:p text:style-name="Preformatted_20_Text"><text:s text:c="4"/>"terry.miller": [</text:p>
      <text:p text:style-name="Preformatted_20_Text"><text:s text:c="8"/>"craig.stewart",</text:p>
      <text:p text:style-name="Preformatted_20_Text"><text:s text:c="8"/>"sean.bailey",</text:p>
      <text:p text:style-name="Preformatted_20_Text"><text:s text:c="8"/>"mack.orlin"</text:p>
      <text:p text:style-name="Preformatted_20_Text"><text:s text:c="4"/>],</text:p>
      <text:p text:style-name="Preformatted_20_Text"><text:s text:c="4"/>"mack.orlin": [</text:p>
      <text:p text:style-name="Preformatted_20_Text"><text:s text:c="8"/>"craig.stewart",</text:p>
      <text:p text:style-name="Preformatted_20_Text"><text:s text:c="8"/>"sean.bailey",</text:p>
      <text:p text:style-name="Preformatted_20_Text"><text:s text:c="8"/>"mack.orlin"</text:p>
      <text:p text:style-name="Preformatted_20_Text"><text:s text:c="4"/>],</text:p>
      <text:p text:style-name="Preformatted_20_Text"><text:s text:c="4"/>"brent.jones": [</text:p>
      <text:p text:style-name="Preformatted_20_Text"><text:s text:c="8"/>"craig.stewart",</text:p>
      <text:p text:style-name="Preformatted_20_Text"><text:s text:c="8"/>"sean.bailey"</text:p>
      <text:p text:style-name="Preformatted_20_Text"><text:s text:c="4"/>],</text:p>
      <text:p text:style-name="Preformatted_20_Text"><text:s text:c="4"/>"tim.reed": [</text:p>
      <text:p text:style-name="Preformatted_20_Text"><text:s text:c="8"/>"craig.stewart",</text:p>
      <text:p text:style-name="Preformatted_20_Text"><text:s text:c="8"/>"sean.bailey"</text:p>
      <text:p text:style-name="Preformatted_20_Text"><text:s text:c="4"/>],</text:p>
      <text:p text:style-name="Preformatted_20_Text"><text:s text:c="4"/>"jack.ward": [</text:p>
      <text:p text:style-name="Preformatted_20_Text"><text:s text:c="8"/>"craig.stewart",</text:p>
      <text:p text:style-name="Preformatted_20_Text"><text:s text:c="8"/>"sean.bailey",</text:p>
      <text:p text:style-name="Preformatted_20_Text"><text:s text:c="8"/>"jack.ward"</text:p>
      <text:p text:style-name="Preformatted_20_Text"><text:s text:c="4"/>],</text:p>
      <text:p text:style-name="Preformatted_20_Text"><text:s text:c="4"/>"alan.ford": [</text:p>
      <text:p text:style-name="Preformatted_20_Text"><text:s text:c="8"/>"alan.ford"</text:p>
      <text:p text:style-name="Preformatted_20_Text"><text:s text:c="4"/>],</text:p>
      <text:p text:style-name="Preformatted_20_Text"><text:s text:c="4"/>"ben.fisher": [</text:p>
      <text:p text:style-name="Preformatted_20_Text"><text:s text:c="8"/>"alan.ford",</text:p>
      <text:p text:style-name="Preformatted_20_Text"><text:s text:c="8"/>"ben.fisher"</text:p>
      <text:p text:style-name="Preformatted_20_Text"><text:s text:c="4"/>],</text:p>
      <text:p text:style-name="Preformatted_20_Text"><text:s text:c="4"/>"tyler.cook": [</text:p>
      <text:p text:style-name="Preformatted_20_Text"><text:s text:c="8"/>"alan.ford",</text:p>
      <text:p text:style-name="Preformatted_20_Text"><text:s text:c="8"/>"ben.fisher"</text:p>
      <text:p text:style-name="Preformatted_20_Text"><text:s text:c="4"/>],</text:p>
      <text:p text:style-name="Preformatted_20_Text"><text:s text:c="4"/>"jeff.smith": [</text:p>
      <text:p text:style-name="Preformatted_20_Text"><text:s text:c="8"/>"alan.ford",</text:p>
      <text:p text:style-name="Preformatted_20_Text"><text:s text:c="8"/>"ben.fisher"</text:p>
      <text:p text:style-name="Preformatted_20_Text"><text:s text:c="4"/>],</text:p>
      <text:p text:style-name="Preformatted_20_Text"><text:s text:c="4"/>"dale.thomas": [</text:p>
      <text:p text:style-name="Preformatted_20_Text"><text:s text:c="8"/>"alan.ford",</text:p>
      <text:p text:style-name="Preformatted_20_Text"><text:s text:c="8"/>"ben.fisher"</text:p>
      <text:p text:style-name="Preformatted_20_Text"><text:s text:c="4"/>],</text:p>
      <text:p text:style-name="Preformatted_20_Text"><text:s text:c="4"/>"troy.mason": [</text:p>
      <text:p text:style-name="Preformatted_20_Text"><text:s text:c="8"/>"alan.ford",</text:p>
      <text:p text:style-name="Preformatted_20_Text"><text:s text:c="8"/>"ben.fisher"</text:p>
      <text:p text:style-name="Preformatted_20_Text"><text:s text:c="4"/>],</text:p>
      <text:p text:style-name="Preformatted_20_Text"><text:s text:c="4"/>"brett.daniels": [</text:p>
      <text:p text:style-name="Preformatted_20_Text"><text:s text:c="8"/>"brett.daniels"</text:p>
      <text:p text:style-name="Preformatted_20_Text"><text:s text:c="4"/>],</text:p>
      <text:p text:style-name="Preformatted_20_Text"><text:s text:c="4"/>"glen.magro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jared.holmes": [</text:p>
      <text:p text:style-name="Preformatted_20_Text"><text:s text:c="8"/>"brett.daniels",</text:p>
      <text:p text:style-name="Preformatted_20_Text"><text:soft-page-break/><text:s text:c="8"/>"imran.hussain"</text:p>
      <text:p text:style-name="Preformatted_20_Text"><text:s text:c="4"/>],</text:p>
      <text:p text:style-name="Preformatted_20_Text"><text:s text:c="4"/>"justin.smith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maria.davis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joe.myers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thomas.reed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ethan.rogers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stuart.jones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luke.parson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pete.rogers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phil.becker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christy.wilson": [</text:p>
      <text:p text:style-name="Preformatted_20_Text"><text:s text:c="8"/>"brett.daniels",</text:p>
      <text:p text:style-name="Preformatted_20_Text"><text:s text:c="8"/>"imran.hussain"</text:p>
      <text:p text:style-name="Preformatted_20_Text"><text:s text:c="4"/>],</text:p>
      <text:p text:style-name="Preformatted_20_Text"><text:s text:c="4"/>"blake.wright": [</text:p>
      <text:p text:style-name="Preformatted_20_Text"><text:s text:c="8"/>"blake.wright"</text:p>
      <text:p text:style-name="Preformatted_20_Text"><text:s text:c="4"/>],</text:p>
      <text:p text:style-name="Preformatted_20_Text"><text:s text:c="4"/>"patrick.baker": [</text:p>
      <text:p text:style-name="Preformatted_20_Text"><text:s text:c="8"/>"blake.wright"</text:p>
      <text:p text:style-name="Preformatted_20_Text"><text:s text:c="4"/>],</text:p>
      <text:p text:style-name="Preformatted_20_Text"><text:s text:c="4"/>"owen.adams": [</text:p>
      <text:p text:style-name="Preformatted_20_Text"><text:s text:c="8"/>"blake.wright"</text:p>
      <text:p text:style-name="Preformatted_20_Text"><text:s text:c="4"/>],</text:p>
      <text:p text:style-name="Preformatted_20_Text"><text:s text:c="4"/>"chris.wood": [</text:p>
      <text:p text:style-name="Preformatted_20_Text"><text:s text:c="8"/>"blake.wright"</text:p>
      <text:p text:style-name="Preformatted_20_Text"><text:s text:c="4"/>],</text:p>
      <text:p text:style-name="Preformatted_20_Text"><text:s text:c="4"/>"marcus.reed": [</text:p>
      <text:p text:style-name="Preformatted_20_Text"><text:s text:c="8"/>"blake.wright"</text:p>
      <text:p text:style-name="Preformatted_20_Text"><text:s text:c="4"/>],</text:p>
      <text:p text:style-name="Preformatted_20_Text"><text:s text:c="4"/>"simon.lee": [</text:p>
      <text:p text:style-name="Preformatted_20_Text"><text:s text:c="8"/>"blake.wright"</text:p>
      <text:p text:style-name="Preformatted_20_Text"><text:soft-page-break/><text:s text:c="4"/>],</text:p>
      <text:p text:style-name="Preformatted_20_Text"><text:s text:c="4"/>"rex.larson": [</text:p>
      <text:p text:style-name="Preformatted_20_Text"><text:s text:c="8"/>"blake.wright"</text:p>
      <text:p text:style-name="Preformatted_20_Text"><text:s text:c="4"/>],</text:p>
      <text:p text:style-name="Preformatted_20_Text"><text:s text:c="4"/>"jeremy.smith": [</text:p>
      <text:p text:style-name="Preformatted_20_Text"><text:s text:c="8"/>"blake.wright"</text:p>
      <text:p text:style-name="Preformatted_20_Text"><text:s text:c="4"/>],</text:p>
      <text:p text:style-name="Preformatted_20_Text"><text:s text:c="4"/>"john.green": [</text:p>
      <text:p text:style-name="Preformatted_20_Text"><text:s text:c="8"/>"nick.persky"</text:p>
      <text:p text:style-name="Preformatted_20_Text"><text:s text:c="4"/>],</text:p>
      <text:p text:style-name="Preformatted_20_Text"><text:s text:c="4"/>"haysam.wyne": [</text:p>
      <text:p text:style-name="Preformatted_20_Text"><text:s text:c="8"/>"nick.persky"</text:p>
      <text:p text:style-name="Preformatted_20_Text"><text:s text:c="4"/>],</text:p>
      <text:p text:style-name="Preformatted_20_Text"><text:s text:c="4"/>"nate.miller": [</text:p>
      <text:p text:style-name="Preformatted_20_Text"><text:s text:c="8"/>"nick.persky"</text:p>
      <text:p text:style-name="Preformatted_20_Text"><text:s text:c="4"/>],</text:p>
      <text:p text:style-name="Preformatted_20_Text"><text:s text:c="4"/>"eric.baker": [</text:p>
      <text:p text:style-name="Preformatted_20_Text"><text:s text:c="8"/>"nick.persky"</text:p>
      <text:p text:style-name="Preformatted_20_Text"><text:s text:c="4"/>]</text:p>
      <text:p text:style-name="Preformatted_20_Text"><text:s text:c="8"/>"gary.gatland"</text:p>
      <text:p text:style-name="Preformatted_20_Text"><text:s text:c="4"/>],</text:p>
      <text:p text:style-name="Preformatted_20_Text"><text:s text:c="4"/>"bruce.simmons": [</text:p>
      <text:p text:style-name="Preformatted_20_Text"><text:s text:c="8"/>"bruce.simmons"</text:p>
      <text:p text:style-name="Preformatted_20_Text"><text:s text:c="4"/>]</text:p>
      <text:p text:style-name="Preformatted_20_Text"><text:s text:c="4"/>"josh.segal": [</text:p>
      <text:p text:style-name="Preformatted_20_Text"><text:s text:c="8"/>"bruce.simmons"</text:p>
      <text:p text:style-name="Preformatted_20_Text"><text:s text:c="4"/>]</text:p>
      <text:p text:style-name="Preformatted_20_Text"><text:s text:c="4"/>"nathan.miller": [</text:p>
      <text:p text:style-name="Preformatted_20_Text"><text:s text:c="8"/>"bruce.simmons"</text:p>
      <text:p text:style-name="Preformatted_20_Text"><text:s text:c="4"/>]</text:p>
      <text:p text:style-name="Preformatted_20_Text"><text:s text:c="4"/>"richard.barr": [</text:p>
      <text:p text:style-name="Preformatted_20_Text"><text:s text:c="8"/>"bruce.simmons"</text:p>
      <text:p text:style-name="Preformatted_20_Text"><text:s text:c="4"/>]</text:p>
      <text:p text:style-name="Preformatted_20_Text">}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7" meta:paragraph-count="388" meta:word-count="476" meta:character-count="6969" meta:non-whitespace-character-count="4500"/>
    <meta:generator>LibreOffice/6.4.7.2$Linux_X86_64 LibreOffice_project/40$Build-2</meta:generator>
  </office:meta>
</office:document-meta>
</file>